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efb5" officeooo:paragraph-rsid="00189de5" style:font-weight-asian="normal" style:font-weight-complex="normal"/>
    </style:style>
    <style:style style:name="P2" style:family="paragraph" style:parent-style-name="Standard">
      <style:text-properties fo:font-weight="normal" officeooo:rsid="001fcad4" officeooo:paragraph-rsid="00189de5" style:font-weight-asian="normal" style:font-weight-complex="normal"/>
    </style:style>
    <style:style style:name="P3" style:family="paragraph" style:parent-style-name="Standard">
      <style:text-properties fo:font-weight="normal" officeooo:rsid="001b896c" officeooo:paragraph-rsid="001b896c" style:font-weight-asian="normal" style:font-weight-complex="normal"/>
    </style:style>
    <style:style style:name="P4" style:family="paragraph" style:parent-style-name="Standard">
      <style:text-properties fo:font-weight="normal" officeooo:paragraph-rsid="00189de5" style:font-weight-asian="normal" style:font-weight-complex="normal"/>
    </style:style>
    <style:style style:name="P5" style:family="paragraph" style:parent-style-name="Standard">
      <style:text-properties fo:font-weight="normal" officeooo:rsid="001c27dc" officeooo:paragraph-rsid="001c27dc" style:font-weight-asian="normal" style:font-weight-complex="normal"/>
    </style:style>
    <style:style style:name="P6" style:family="paragraph" style:parent-style-name="Standard">
      <style:text-properties fo:language="en" fo:country="US" officeooo:paragraph-rsid="00189de5"/>
    </style:style>
    <style:style style:name="P7" style:family="paragraph" style:parent-style-name="Standard">
      <style:text-properties fo:language="en" fo:country="US" fo:font-weight="normal" officeooo:paragraph-rsid="00189de5" style:font-weight-asian="normal" style:font-weight-complex="normal"/>
    </style:style>
    <style:style style:name="P8" style:family="paragraph" style:parent-style-name="Standard">
      <style:text-properties fo:font-size="20pt" fo:font-weight="bold" officeooo:paragraph-rsid="00189de5" style:font-size-asian="20pt" style:font-weight-asian="bold" style:font-size-complex="20pt"/>
    </style:style>
    <style:style style:name="P9" style:family="paragraph" style:parent-style-name="Standard">
      <style:text-properties fo:font-size="18pt" fo:font-weight="bold" officeooo:rsid="001befb5" officeooo:paragraph-rsid="00189de5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b896c" officeooo:paragraph-rsid="001b896c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paragraph-rsid="00189de5"/>
    </style:style>
    <style:style style:name="P12" style:family="paragraph" style:parent-style-name="Standard">
      <style:text-properties officeooo:rsid="00197943" officeooo:paragraph-rsid="00189de5"/>
    </style:style>
    <style:style style:name="P13" style:family="paragraph" style:parent-style-name="Standard">
      <style:text-properties officeooo:paragraph-rsid="00197943"/>
    </style:style>
    <style:style style:name="P14" style:family="paragraph" style:parent-style-name="Standard">
      <style:text-properties officeooo:rsid="001c27dc" officeooo:paragraph-rsid="001c27dc"/>
    </style:style>
    <style:style style:name="P15" style:family="paragraph" style:parent-style-name="Standard" style:master-page-name="Standard">
      <style:paragraph-properties style:page-number="auto"/>
      <style:text-properties fo:font-size="20pt" fo:language="en" fo:country="US" fo:font-weight="bold" officeooo:paragraph-rsid="00189de5" style:font-size-asian="20pt" style:font-weight-asian="bold" style:font-size-complex="20pt"/>
    </style:style>
    <style:style style:name="P16" style:family="paragraph" style:parent-style-name="Standard">
      <style:text-properties fo:font-size="20pt" fo:font-weight="bold" officeooo:paragraph-rsid="00189de5" style:font-size-asian="20pt" style:font-weight-asian="bold" style:font-size-complex="20pt"/>
    </style:style>
    <style:style style:name="P17" style:family="paragraph" style:parent-style-name="Standard">
      <style:text-properties fo:font-weight="normal" officeooo:rsid="001c27dc" officeooo:paragraph-rsid="001eab26" style:font-weight-asian="normal" style:font-weight-complex="normal"/>
    </style:style>
    <style:style style:name="T1" style:family="text">
      <style:text-properties officeooo:rsid="00197943"/>
    </style:style>
    <style:style style:name="T2" style:family="text">
      <style:text-properties officeooo:rsid="001e1b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rajectoire gauche correcte</text:p>
      <text:p text:style-name="P6"/>
      <text:p text:style-name="P14">#include &lt;Servo.h&gt;</text:p>
      <text:p text:style-name="P14"/>
      <text:p text:style-name="P14">Servo Servo_droit;</text:p>
      <text:p text:style-name="P14">Servo Servo_gauche;</text:p>
      <text:p text:style-name="P14">#define MOTEUR_G 12</text:p>
      <text:p text:style-name="P14">#define MOTEUR_D 13</text:p>
      <text:p text:style-name="P14">#define T1_1 1700//durée T1 sens horaire</text:p>
      <text:p text:style-name="P14">#define T1_2 1300//durée T1 sens trigonométrique</text:p>
      <text:p text:style-name="P14">#define T1_3 1500//durée T1 sens arret</text:p>
      <text:p text:style-name="P14"/>
      <text:p text:style-name="P14">void setup() {</text:p>
      <text:p text:style-name="P14"><text:s text:c="2"/>// put your setup code here, to run once:</text:p>
      <text:p text:style-name="P14"/>
      <text:p text:style-name="P14">Serial.begin(9600);</text:p>
      <text:p text:style-name="P14">Servo_droit.attach(MOTEUR_D); <text:s/></text:p>
      <text:p text:style-name="P14">Servo_gauche.attach(MOTEUR_G);</text:p>
      <text:p text:style-name="P14"/>
      <text:p text:style-name="P14">//pour robots bleu et rose</text:p>
      <text:p text:style-name="P14">Avancer(2000);</text:p>
      <text:p text:style-name="P14">Pivote_gauche(1250);</text:p>
      <text:p text:style-name="P14">Avancer(1000);</text:p>
      <text:p text:style-name="P14">Pivote_gauche(1250);</text:p>
      <text:p text:style-name="P14">Avancer(2000);</text:p>
      <text:p text:style-name="P14">Pivote_gauche(1200);</text:p>
      <text:p text:style-name="P14">Avancer(1500);</text:p>
      <text:p text:style-name="P14">arret();</text:p>
      <text:p text:style-name="P14"/>
      <text:p text:style-name="P14"/>
      <text:p text:style-name="P14">//pour robots rouge et jaune</text:p>
      <text:p text:style-name="P14">/*</text:p>
      <text:p text:style-name="P14">//pour robots bleu et rose</text:p>
      <text:p text:style-name="P14">Avancer(2000);</text:p>
      <text:p text:style-name="P14">Pivote_gauche(1000);</text:p>
      <text:p text:style-name="P14">Avancer(1000);</text:p>
      <text:p text:style-name="P14">Pivote_gauche(1000);</text:p>
      <text:p text:style-name="P14">Avancer(2000);</text:p>
      <text:p text:style-name="P14">Pivote_gauche(1000);</text:p>
      <text:p text:style-name="P14">Avancer(1500);</text:p>
      <text:p text:style-name="P14">arret();</text:p>
      <text:p text:style-name="P14">*/</text:p>
      <text:p text:style-name="P14"/>
      <text:p text:style-name="P14"/>
      <text:p text:style-name="P14">}</text:p>
      <text:p text:style-name="P14"/>
      <text:p text:style-name="P14">void loop()</text:p>
      <text:p text:style-name="P14">{</text:p>
      <text:p text:style-name="P14"><text:s text:c="2"/></text:p>
      <text:p text:style-name="P14">}</text:p>
      <text:p text:style-name="P14"/>
      <text:p text:style-name="P14">void Avancer (int duree_deplacement)</text:p>
      <text:p text:style-name="P14"><text:soft-page-break/>{</text:p>
      <text:p text:style-name="P14">Servo_droit.writeMicroseconds(T1_2);</text:p>
      <text:p text:style-name="P14">Servo_gauche.writeMicroseconds(T1_1);</text:p>
      <text:p text:style-name="P14">delay (duree_deplacement);</text:p>
      <text:p text:style-name="P14">}</text:p>
      <text:p text:style-name="P14"/>
      <text:p text:style-name="P14">void Reculer(int duree_deplacement)</text:p>
      <text:p text:style-name="P14">{</text:p>
      <text:p text:style-name="P14"><text:s text:c="2"/>Servo_droit.writeMicroseconds(T1_1);</text:p>
      <text:p text:style-name="P14"><text:s text:c="2"/>Servo_gauche.writeMicroseconds(T1_2);</text:p>
      <text:p text:style-name="P14"><text:s text:c="2"/>delay (duree_deplacement);</text:p>
      <text:p text:style-name="P14">} <text:s/></text:p>
      <text:p text:style-name="P14"/>
      <text:p text:style-name="P14">void arret(void)</text:p>
      <text:p text:style-name="P14">{ <text:s/></text:p>
      <text:p text:style-name="P14"><text:s text:c="2"/>Servo_droit.detach(); <text:s/></text:p>
      <text:p text:style-name="P14"><text:s text:c="2"/>Servo_gauche.detach();</text:p>
      <text:p text:style-name="P14">}</text:p>
      <text:p text:style-name="P14"/>
      <text:p text:style-name="P14">/* les fonction pivote_gauche et</text:p>
      <text:p text:style-name="P14"><text:s/>pivote_droit font tounrer le robot à 90°</text:p>
      <text:p text:style-name="P14"><text:s text:c="2"/>pour 1250 à gauche et 1050 à droite</text:p>
      <text:p text:style-name="P14"><text:s/>*/</text:p>
      <text:p text:style-name="P14">void Pivote_droite(int duree_deplacement)</text:p>
      <text:p text:style-name="P14">{ <text:s/></text:p>
      <text:p text:style-name="P14"><text:s text:c="2"/>Servo_droit.writeMicroseconds(T1_3); <text:s/></text:p>
      <text:p text:style-name="P14"><text:s text:c="2"/>Servo_gauche.writeMicroseconds(T1_1); <text:s/></text:p>
      <text:p text:style-name="P14"><text:s text:c="2"/>delay(duree_deplacement);</text:p>
      <text:p text:style-name="P14">}</text:p>
      <text:p text:style-name="P14"><text:s/></text:p>
      <text:p text:style-name="P14">void Pivote_gauche(int duree_deplacement)</text:p>
      <text:p text:style-name="P14">{ <text:s/></text:p>
      <text:p text:style-name="P14"><text:s text:c="2"/>Servo_droit.writeMicroseconds(T1_2); <text:s/></text:p>
      <text:p text:style-name="P14"><text:s text:c="2"/>Servo_gauche.writeMicroseconds(T1_3); <text:s/></text:p>
      <text:p text:style-name="P14"><text:s text:c="2"/>delay(duree_deplacement);</text:p>
      <text:p text:style-name="P14">}</text:p>
      <text:p text:style-name="P12"/>
      <text:p text:style-name="P13"/>
      <text:p text:style-name="P8">Trajectoire droite correcte</text:p>
      <text:p text:style-name="P11"><text:bookmark text:name="_GoBack"/></text:p>
      <text:p text:style-name="P14">#include &lt;Servo.h&gt;</text:p>
      <text:p text:style-name="P14"/>
      <text:p text:style-name="P14">Servo Servo_droit;</text:p>
      <text:p text:style-name="P14">Servo Servo_gauche;</text:p>
      <text:p text:style-name="P14">#define MOTEUR_G 12</text:p>
      <text:p text:style-name="P14">#define MOTEUR_D 13</text:p>
      <text:p text:style-name="P14">#define T1_1 1700//durée T1 sens horaire</text:p>
      <text:p text:style-name="P14">#define T1_2 1300//durée T1 sens trigonométrique</text:p>
      <text:p text:style-name="P14">#define T1_3 1500//durée T1 sens arret</text:p>
      <text:p text:style-name="P14"/>
      <text:p text:style-name="P14">void setup() {</text:p>
      <text:p text:style-name="P14"><text:s text:c="2"/>// put your setup code here, to run once:</text:p>
      <text:p text:style-name="P14"><text:soft-page-break/></text:p>
      <text:p text:style-name="P14">Serial.begin(9600);</text:p>
      <text:p text:style-name="P14">Servo_droit.attach(MOTEUR_D); <text:s/></text:p>
      <text:p text:style-name="P14">Servo_gauche.attach(MOTEUR_G);</text:p>
      <text:p text:style-name="P14">//pour robots bleu et rose</text:p>
      <text:p text:style-name="P14">Avancer(2000);</text:p>
      <text:p text:style-name="P14">Pivote_droite(1000);</text:p>
      <text:p text:style-name="P14">Avancer(1000);</text:p>
      <text:p text:style-name="P14">Pivote_droite(1000);</text:p>
      <text:p text:style-name="P14">Avancer(2000);</text:p>
      <text:p text:style-name="P14">Pivote_droite(1000);</text:p>
      <text:p text:style-name="P14">Avancer(1500);</text:p>
      <text:p text:style-name="P14"/>
      <text:p text:style-name="P14">arret();</text:p>
      <text:p text:style-name="P14"/>
      <text:p text:style-name="P14">//pour robots rouge et jaune</text:p>
      <text:p text:style-name="P14">/*Avancer(2000);</text:p>
      <text:p text:style-name="P14">Pivote_droite(1050);</text:p>
      <text:p text:style-name="P14">Avancer(1000);</text:p>
      <text:p text:style-name="P14">Pivote_droite(1050);</text:p>
      <text:p text:style-name="P14">Avancer(2000);</text:p>
      <text:p text:style-name="P14">Pivote_droite(1050);</text:p>
      <text:p text:style-name="P14">Avancer(1500);</text:p>
      <text:p text:style-name="P14"/>
      <text:p text:style-name="P14">arret();</text:p>
      <text:p text:style-name="P14">*/</text:p>
      <text:p text:style-name="P14">}</text:p>
      <text:p text:style-name="P14"/>
      <text:p text:style-name="P14">void loop()</text:p>
      <text:p text:style-name="P14">{</text:p>
      <text:p text:style-name="P14"><text:s text:c="2"/></text:p>
      <text:p text:style-name="P14">}</text:p>
      <text:p text:style-name="P14"/>
      <text:p text:style-name="P14">void Avancer (int duree_deplacement)</text:p>
      <text:p text:style-name="P14">{</text:p>
      <text:p text:style-name="P14">Servo_droit.writeMicroseconds(T1_2);</text:p>
      <text:p text:style-name="P14">Servo_gauche.writeMicroseconds(T1_1);</text:p>
      <text:p text:style-name="P14">delay (duree_deplacement);</text:p>
      <text:p text:style-name="P14">}</text:p>
      <text:p text:style-name="P14"/>
      <text:p text:style-name="P14">void Reculer(int duree_deplacement)</text:p>
      <text:p text:style-name="P14">{</text:p>
      <text:p text:style-name="P14"><text:s text:c="2"/>Servo_droit.writeMicroseconds(T1_1);</text:p>
      <text:p text:style-name="P14"><text:s text:c="2"/>Servo_gauche.writeMicroseconds(T1_2);</text:p>
      <text:p text:style-name="P14"><text:s text:c="2"/>delay (duree_deplacement);</text:p>
      <text:p text:style-name="P14">} <text:s/></text:p>
      <text:p text:style-name="P14"/>
      <text:p text:style-name="P14">void arret(void)</text:p>
      <text:p text:style-name="P14">{ <text:s/></text:p>
      <text:p text:style-name="P14"><text:s text:c="2"/>Servo_droit.writeMicroseconds(T1_3); <text:s text:c="2"/></text:p>
      <text:p text:style-name="P14"><text:s text:c="2"/>Servo_gauche.writeMicroseconds(T1_3); <text:s text:c="2"/></text:p>
      <text:p text:style-name="P14">}</text:p>
      <text:p text:style-name="P14"><text:soft-page-break/></text:p>
      <text:p text:style-name="P14">void Pivote_droite(int duree_deplacement)</text:p>
      <text:p text:style-name="P14">{ <text:s/></text:p>
      <text:p text:style-name="P14"><text:s text:c="2"/>Servo_droit.writeMicroseconds(T1_3); <text:s/></text:p>
      <text:p text:style-name="P14"><text:s text:c="2"/>Servo_gauche.writeMicroseconds(T1_1); <text:s/></text:p>
      <text:p text:style-name="P14"><text:s text:c="2"/>delay(duree_deplacement);</text:p>
      <text:p text:style-name="P14">}</text:p>
      <text:p text:style-name="P14"><text:s/></text:p>
      <text:p text:style-name="P14">void Pivote_gauche(int duree_deplacement)</text:p>
      <text:p text:style-name="P14">{ <text:s/></text:p>
      <text:p text:style-name="P14"><text:s text:c="2"/>Servo_droit.writeMicroseconds(T1_2); <text:s/></text:p>
      <text:p text:style-name="P14"><text:s text:c="2"/>Servo_gauche.writeMicroseconds(T1_3); <text:s/></text:p>
      <text:p text:style-name="P14"><text:s text:c="2"/>delay(duree_deplacement);</text:p>
      <text:p text:style-name="P14">}</text:p>
      <text:p text:style-name="P11"/>
      <text:p text:style-name="P8">Trajectoire droite bizarre car pour avancer à gauche 1700 pas 1300 (ça c’est pour à droite)</text:p>
      <text:p text:style-name="P8"/>
      <text:p text:style-name="P8"/>
      <text:p text:style-name="P7">#include &lt;Servo.h&gt;</text:p>
      <text:p text:style-name="P7"/>
      <text:p text:style-name="P7">Servo Servo_droit;</text:p>
      <text:p text:style-name="P4">Servo Servo_gauche;</text:p>
      <text:p text:style-name="P4">#define MOTEUR_G 12</text:p>
      <text:p text:style-name="P4">#define MOTEUR_D 13</text:p>
      <text:p text:style-name="P4">#define T1_1 1700//durée T1 sens horaire</text:p>
      <text:p text:style-name="P4">#define T1_2 1300//durée T1 sens trigonométrique</text:p>
      <text:p text:style-name="P4">#define T1_3 1500//durée T1 sens arret</text:p>
      <text:p text:style-name="P4"/>
      <text:p text:style-name="P7">void setup() {</text:p>
      <text:p text:style-name="P7"><text:s text:c="2"/>// put your setup code here, to run once:</text:p>
      <text:p text:style-name="P7"/>
      <text:p text:style-name="P7">Serial.begin(9600);</text:p>
      <text:p text:style-name="P7">Servo_droit.attach(MOTEUR_D); <text:s/></text:p>
      <text:p text:style-name="P4">Servo_gauche.attach(MOTEUR_G);</text:p>
      <text:p text:style-name="P4">Avancer(2000);</text:p>
      <text:p text:style-name="P4">Pivote_droit(1250);</text:p>
      <text:p text:style-name="P4">Avancer(1000);</text:p>
      <text:p text:style-name="P4">Pivote_droit(1250);</text:p>
      <text:p text:style-name="P4">Avancer(2000);</text:p>
      <text:p text:style-name="P4">Pivote_droit(1250);</text:p>
      <text:p text:style-name="P4">Avancer(1500);</text:p>
      <text:p text:style-name="P4"/>
      <text:p text:style-name="P4">arret();</text:p>
      <text:p text:style-name="P4">}</text:p>
      <text:p text:style-name="P4"/>
      <text:p text:style-name="P4">void loop()</text:p>
      <text:p text:style-name="P4">{</text:p>
      <text:p text:style-name="P4"><text:s text:c="2"/></text:p>
      <text:p text:style-name="P4">}</text:p>
      <text:p text:style-name="P4"><text:soft-page-break/></text:p>
      <text:p text:style-name="P4">void Avancer (int duree_deplacement)</text:p>
      <text:p text:style-name="P4">{</text:p>
      <text:p text:style-name="P4">Servo_droit.writeMicroseconds(T1_2);</text:p>
      <text:p text:style-name="P4">Servo_gauche.writeMicroseconds(T1_1);</text:p>
      <text:p text:style-name="P4">delay (duree_deplacement);</text:p>
      <text:p text:style-name="P4">}</text:p>
      <text:p text:style-name="P4"/>
      <text:p text:style-name="P4">void Reculer(int duree_deplacement)</text:p>
      <text:p text:style-name="P4">{</text:p>
      <text:p text:style-name="P4"><text:s text:c="2"/>Servo_droit.writeMicroseconds(T1_1);</text:p>
      <text:p text:style-name="P4"><text:s text:c="2"/>Servo_gauche.writeMicroseconds(T1_2);</text:p>
      <text:p text:style-name="P4"><text:s text:c="2"/>delay (duree_deplacement);</text:p>
      <text:p text:style-name="P4">} <text:s/></text:p>
      <text:p text:style-name="P4"/>
      <text:p text:style-name="P3">void arret(void) </text:p>
      <text:p text:style-name="P3">{ <text:s text:c="2"/></text:p>
      <text:p text:style-name="P3">// <text:s/>Servo_droit.detach(); <text:s text:c="2"/></text:p>
      <text:p text:style-name="P3">// <text:s/>Servo_gauche.detach(); </text:p>
      <text:p text:style-name="P3"><text:s text:c="2"/>Servo_droit.writeMicroseconds(T1_3); <text:s text:c="2"/></text:p>
      <text:p text:style-name="P3"><text:s text:c="2"/>Servo_gauche.writeMicroseconds(T1_3); <text:s text:c="2"/></text:p>
      <text:p text:style-name="P3"/>
      <text:p text:style-name="P3">} </text:p>
      <text:p text:style-name="P4"/>
      <text:p text:style-name="P4">void Pivote_droit(int duree_deplacement)</text:p>
      <text:p text:style-name="P4">{ <text:s/></text:p>
      <text:p text:style-name="P4"><text:s text:c="2"/>Servo_droit.writeMicroseconds(T1_3); <text:s/></text:p>
      <text:p text:style-name="P4"><text:s text:c="2"/>Servo_gauche.writeMicroseconds(T1_2); <text:s/></text:p>
      <text:p text:style-name="P4"><text:s text:c="2"/>delay(duree_deplacement);</text:p>
      <text:p text:style-name="P4">}</text:p>
      <text:p text:style-name="P4"><text:s/></text:p>
      <text:p text:style-name="P4">void Pivote_gauche(int duree_deplacement)</text:p>
      <text:p text:style-name="P4">{ <text:s/></text:p>
      <text:p text:style-name="P4"><text:s text:c="2"/>Servo_droit.writeMicroseconds(T1_2); <text:s/></text:p>
      <text:p text:style-name="P4"><text:s text:c="2"/>Servo_gauche.writeMicroseconds(T1_3); <text:s/></text:p>
      <text:p text:style-name="P4"><text:s text:c="2"/>delay(duree_deplacement);</text:p>
      <text:p text:style-name="P2">}</text:p>
      <text:p text:style-name="P2">→<text:span text:style-name="T1"> tester avec 1700 1700 pour à droite et 1300 1300 pour à gauche</text:span></text:p>
      <text:p text:style-name="P2"/>
      <text:p text:style-name="P9">Trajectoire circulaire à gauche et à droite</text:p>
      <text:p text:style-name="P1"/>
      <text:p text:style-name="P5">#include &lt;Servo.h&gt;</text:p>
      <text:p text:style-name="P5"/>
      <text:p text:style-name="P5">Servo Servo_droit;</text:p>
      <text:p text:style-name="P5">Servo Servo_gauche;</text:p>
      <text:p text:style-name="P5">#define MOTEUR_G 12</text:p>
      <text:p text:style-name="P5">#define MOTEUR_D 13</text:p>
      <text:p text:style-name="P5">#define T1_1 1700//durée T1 sens horaire</text:p>
      <text:p text:style-name="P5">#define T1_2 1300//durée T1 sens trigonométrique</text:p>
      <text:p text:style-name="P5">#define T1_3 1500//durée T1 sens arret</text:p>
      <text:p text:style-name="P5"/>
      <text:p text:style-name="P5">void setup() {</text:p>
      <text:p text:style-name="P5"><text:soft-page-break/><text:s text:c="2"/>// put your setup code here, to run once:</text:p>
      <text:p text:style-name="P5">Serial.begin(9600);</text:p>
      <text:p text:style-name="P5">Servo_droit.attach(MOTEUR_D); <text:s/></text:p>
      <text:p text:style-name="P5">Servo_gauche.attach(MOTEUR_G);</text:p>
      <text:p text:style-name="P5"/>
      <text:p text:style-name="P5">/*</text:p>
      <text:p text:style-name="P5">// Pour le robot bleu et le rose</text:p>
      <text:p text:style-name="P5">Avancer(2000);</text:p>
      <text:p text:style-name="P5">Pivote_gauche(4750); //tour complet pour un cercle</text:p>
      <text:p text:style-name="P5">Avancer(2000);</text:p>
      <text:p text:style-name="P5">Pivote_droite(4450); //tour complet pour un cercle</text:p>
      <text:p text:style-name="P5">arret();</text:p>
      <text:p text:style-name="P5">*/</text:p>
      <text:p text:style-name="P5"/>
      <text:p text:style-name="P5">// Pour le robot rouge et le jaune</text:p>
      <text:p text:style-name="P5"/>
      <text:p text:style-name="P5">Avancer(2000);</text:p>
      <text:p text:style-name="P5">Pivote_gauche(4000); //tour complet pour un cercle</text:p>
      <text:p text:style-name="P5">Avancer(2000);</text:p>
      <text:p text:style-name="P5">Pivote_droite(4100); //tour complet pour un cercle</text:p>
      <text:p text:style-name="P5">arret();</text:p>
      <text:p text:style-name="P5">}</text:p>
      <text:p text:style-name="P5"/>
      <text:p text:style-name="P5">void loop() {</text:p>
      <text:p text:style-name="P5"><text:s text:c="2"/>// put your main code here, to run repeatedly:</text:p>
      <text:p text:style-name="P5"/>
      <text:p text:style-name="P5">}</text:p>
      <text:p text:style-name="P5"/>
      <text:p text:style-name="P5">void Avancer (int duree_deplacement) </text:p>
      <text:p text:style-name="P5">{ </text:p>
      <text:p text:style-name="P5">Servo_droit.writeMicroseconds(T1_2); </text:p>
      <text:p text:style-name="P5">Servo_gauche.writeMicroseconds(T1_1); </text:p>
      <text:p text:style-name="P5">delay (duree_deplacement); </text:p>
      <text:p text:style-name="P5">}</text:p>
      <text:p text:style-name="P5"/>
      <text:p text:style-name="P5">void Reculer(int duree_deplacement)</text:p>
      <text:p text:style-name="P5">{</text:p>
      <text:p text:style-name="P5"><text:s text:c="2"/>Servo_droit.writeMicroseconds(T1_1);</text:p>
      <text:p text:style-name="P5"><text:s text:c="2"/>Servo_gauche.writeMicroseconds(T1_2);</text:p>
      <text:p text:style-name="P5"><text:s text:c="2"/>delay (duree_deplacement);</text:p>
      <text:p text:style-name="P5">} <text:s/></text:p>
      <text:p text:style-name="P5"/>
      <text:p text:style-name="P5">void arret(void) </text:p>
      <text:p text:style-name="P5">{ <text:s text:c="2"/></text:p>
      <text:p text:style-name="P5"><text:s text:c="2"/>Servo_droit.writeMicroseconds(T1_3); <text:s text:c="2"/></text:p>
      <text:p text:style-name="P5"><text:s text:c="2"/>Servo_gauche.writeMicroseconds(T1_3); <text:s text:c="2"/></text:p>
      <text:p text:style-name="P5">} </text:p>
      <text:p text:style-name="P5"/>
      <text:p text:style-name="P5">/* mauvaise fonction avec la meme roue bloqué que pour pivote gauche et l'autre qui recule</text:p>
      <text:p text:style-name="P5"><text:s/>void Pivote_droite(int duree_deplacement) </text:p>
      <text:p text:style-name="P5">{ <text:s text:c="2"/></text:p>
      <text:p text:style-name="P5"><text:s text:c="2"/>Servo_droit.writeMicroseconds(T1_1); <text:s text:c="2"/></text:p>
      <text:p text:style-name="P5"><text:soft-page-break/><text:s text:c="2"/>Servo_gauche.writeMicroseconds(T1_3); <text:s text:c="2"/></text:p>
      <text:p text:style-name="P5"><text:s text:c="2"/>delay(duree_deplacement); </text:p>
      <text:p text:style-name="P5">} </text:p>
      <text:p text:style-name="P5">*/</text:p>
      <text:p text:style-name="P5"/>
      <text:p text:style-name="P5">void Pivote_droite(int duree_deplacement)</text:p>
      <text:p text:style-name="P5">{ <text:s/></text:p>
      <text:p text:style-name="P5"><text:s text:c="2"/>Servo_droit.writeMicroseconds(T1_3); <text:s/></text:p>
      <text:p text:style-name="P5"><text:s text:c="2"/>Servo_gauche.writeMicroseconds(T1_1); <text:s/></text:p>
      <text:p text:style-name="P5"><text:s text:c="2"/>delay(duree_deplacement);</text:p>
      <text:p text:style-name="P5">}</text:p>
      <text:p text:style-name="P5"><text:s/></text:p>
      <text:p text:style-name="P5">void Pivote_gauche(int duree_deplacement) </text:p>
      <text:p text:style-name="P5">{ <text:s text:c="2"/></text:p>
      <text:p text:style-name="P5"><text:s text:c="2"/>Servo_droit.writeMicroseconds(T1_2); <text:s text:c="2"/></text:p>
      <text:p text:style-name="P5"><text:s text:c="2"/>Servo_gauche.writeMicroseconds(T1_3); <text:s text:c="2"/></text:p>
      <text:p text:style-name="P5"><text:s text:c="2"/>delay(duree_deplacement); </text:p>
      <text:p text:style-name="P5">} </text:p>
      <text:p text:style-name="P5"/>
      <text:p text:style-name="P3"/>
      <text:p text:style-name="P10">Détecteur infrarouge</text:p>
      <text:p text:style-name="P3"/>
      <text:p text:style-name="P5"/>
      <text:p text:style-name="P5">//#include &lt;RobotIRremote.h&gt;</text:p>
      <text:p text:style-name="P5">//#include &lt;RobotIRremoteInt.h&gt;</text:p>
      <text:p text:style-name="P5">//#include &lt;RobotIRremoteTools.h&gt;</text:p>
      <text:p text:style-name="P5"/>
      <text:p text:style-name="P5">#include &lt;Servo.h&gt;</text:p>
      <text:p text:style-name="P5"/>
      <text:p text:style-name="P5">#define MOTEUR_G 12</text:p>
      <text:p text:style-name="P5">#define MOTEUR_D 13</text:p>
      <text:p text:style-name="P5">#define T1_1 1700//durée T1 sens horaire</text:p>
      <text:p text:style-name="P5">#define T1_2 1300//durée T1 sens trigonométrique</text:p>
      <text:p text:style-name="P5">#define T1_3 1500//durée T1 sens arret</text:p>
      <text:p text:style-name="P5"/>
      <text:p text:style-name="P5">#define IR_DROIT 1</text:p>
      <text:p text:style-name="P5">#define IR_GAUCHE 0</text:p>
      <text:p text:style-name="P5">#define LEDD_PIN_G 11</text:p>
      <text:p text:style-name="P5">#define LEDD_PIN_D 10</text:p>
      <text:p text:style-name="P5"/>
      <text:p text:style-name="P5">#define DISTANCE 10</text:p>
      <text:p text:style-name="P5"/>
      <text:p text:style-name="P5">Servo Servo_droit;</text:p>
      <text:p text:style-name="P5">Servo Servo_gauche;</text:p>
      <text:p text:style-name="P5"/>
      <text:p text:style-name="P5">void setup() {</text:p>
      <text:p text:style-name="P5"><text:s text:c="2"/>// put your setup code here, to run once:</text:p>
      <text:p text:style-name="P5"><text:s text:c="2"/>analogReference(DEFAULT);</text:p>
      <text:p text:style-name="P5"><text:s text:c="2"/>Serial.begin(9660);</text:p>
      <text:p text:style-name="P5"><text:s text:c="2"/>Servo_droit.attach(MOTEUR_D); <text:s/></text:p>
      <text:p text:style-name="P5"><text:s text:c="2"/>Servo_gauche.attach(MOTEUR_G);</text:p>
      <text:p text:style-name="P5">pinMode(IR_DROIT, INPUT);</text:p>
      <text:p text:style-name="P5"><text:soft-page-break/>pinMode(IR_GAUCHE, INPUT);</text:p>
      <text:p text:style-name="P5">pinMode(LEDD_PIN_G, OUTPUT);</text:p>
      <text:p text:style-name="P5">digitalWrite(LEDD_PIN_G, LOW);</text:p>
      <text:p text:style-name="P5">pinMode(LEDD_PIN_D, OUTPUT);</text:p>
      <text:p text:style-name="P5">digitalWrite(LEDD_PIN_D, LOW);</text:p>
      <text:p text:style-name="P5"/>
      <text:p text:style-name="P5">}</text:p>
      <text:p text:style-name="P5"/>
      <text:p text:style-name="P5">void loop() {</text:p>
      <text:p text:style-name="P5"><text:s text:c="2"/>// put your main code here, to run repeatedly:</text:p>
      <text:p text:style-name="P5"/>
      <text:p text:style-name="P5"><text:s text:c="2"/>int infra_droit=analogRead(IR_DROIT);</text:p>
      <text:p text:style-name="P5"><text:s text:c="2"/>int volt_droit=map(infra_droit, 0, 1023, 0, 5000);</text:p>
      <text:p text:style-name="P5"><text:s text:c="2"/>int cm_droit=(21.61/(volt_droit-0.1696))*1000;</text:p>
      <text:p text:style-name="P5"/>
      <text:p text:style-name="P5"><text:s text:c="2"/>Serial.println(cm_droit);</text:p>
      <text:p text:style-name="P5"><text:s text:c="2"/></text:p>
      <text:p text:style-name="P5"><text:s text:c="2"/>int infra_gauche=analogRead(IR_GAUCHE);</text:p>
      <text:p text:style-name="P5"><text:s text:c="2"/>int volt_gauche=map(infra_gauche, 0, 1023, 0, 5000);</text:p>
      <text:p text:style-name="P5"><text:s text:c="2"/>int cm_gauche=(21.61/(volt_gauche-0.1696))*1000;</text:p>
      <text:p text:style-name="P5"><text:s text:c="2"/></text:p>
      <text:p text:style-name="P5"><text:s text:c="2"/>Serial.println(cm_gauche);</text:p>
      <text:p text:style-name="P5"/>
      <text:p text:style-name="P5"><text:s text:c="2"/>if(cm_droit&lt;=DISTANCE)</text:p>
      <text:p text:style-name="P5"><text:s text:c="2"/>{</text:p>
      <text:p text:style-name="P5"><text:s text:c="4"/>digitalWrite(LEDD_PIN_D, HIGH);</text:p>
      <text:p text:style-name="P5"><text:s text:c="4"/>Reculer(300);</text:p>
      <text:p text:style-name="P5"><text:s text:c="4"/>digitalWrite(LEDD_PIN_D, LOW);</text:p>
      <text:p text:style-name="P5"><text:s text:c="4"/>Pivote_gauche(1000);</text:p>
      <text:p text:style-name="P17"><text:s text:c="2"/>} </text:p>
      <text:p text:style-name="P17">else </text:p>
      <text:p text:style-name="P17">{ <text:s/></text:p>
      <text:p text:style-name="P5"><text:s text:c="5"/>if(cm_gauche&lt;=DISTANCE)</text:p>
      <text:p text:style-name="P5"><text:s text:c="4"/>{</text:p>
      <text:p text:style-name="P5"><text:s text:c="6"/>digitalWrite(LEDD_PIN_G, HIGH);</text:p>
      <text:p text:style-name="P5"><text:s text:c="6"/>Reculer(<text:span text:style-name="T2">3</text:span>00);</text:p>
      <text:p text:style-name="P5"><text:s text:c="6"/>digitalWrite(LEDD_PIN_G, LOW);</text:p>
      <text:p text:style-name="P5"><text:s text:c="6"/>Pivote_droit(1000);</text:p>
      <text:p text:style-name="P5"><text:s text:c="4"/>}</text:p>
      <text:p text:style-name="P5"><text:s text:c="4"/>else {</text:p>
      <text:p text:style-name="P5"><text:s text:c="6"/>Avancer(1000);</text:p>
      <text:p text:style-name="P5"><text:s text:c="4"/>}</text:p>
      <text:p text:style-name="P5"><text:s text:c="2"/>}</text:p>
      <text:p text:style-name="P5">}</text:p>
      <text:p text:style-name="P5"/>
      <text:p text:style-name="P5"/>
      <text:p text:style-name="P5">void delai_avec_ir(int duree)</text:p>
      <text:p text:style-name="P5">{</text:p>
      <text:p text:style-name="P5"><text:s text:c="2"/>/*Fonction similaire à la fonction delay, mais qui continue de détetcter les objets*/</text:p>
      <text:p text:style-name="P5"><text:s text:c="2"/>int t_0 = millis();</text:p>
      <text:p text:style-name="P5"><text:s text:c="2"/>while(millis()-t_0 &lt; duree)</text:p>
      <text:p text:style-name="P5"><text:s text:c="2"/>{</text:p>
      <text:p text:style-name="P5"><text:soft-page-break/>// <text:s text:c="3"/>detection_infrarouge(6);</text:p>
      <text:p text:style-name="P5"><text:s text:c="2"/>}</text:p>
      <text:p text:style-name="P5">}</text:p>
      <text:p text:style-name="P5"/>
      <text:p text:style-name="P5">void Avancer (int duree_deplacement) </text:p>
      <text:p text:style-name="P5">{ </text:p>
      <text:p text:style-name="P5">Servo_droit.writeMicroseconds(T1_2); </text:p>
      <text:p text:style-name="P5">Servo_gauche.writeMicroseconds(T1_1); </text:p>
      <text:p text:style-name="P5">delay (duree_deplacement); </text:p>
      <text:p text:style-name="P5">}</text:p>
      <text:p text:style-name="P5"/>
      <text:p text:style-name="P5">void Reculer(int duree_deplacement)</text:p>
      <text:p text:style-name="P5">{</text:p>
      <text:p text:style-name="P5"><text:s text:c="2"/>Servo_droit.writeMicroseconds(T1_1);</text:p>
      <text:p text:style-name="P5"><text:s text:c="2"/>Servo_gauche.writeMicroseconds(T1_2);</text:p>
      <text:p text:style-name="P5"><text:s text:c="2"/>delay (duree_deplacement);</text:p>
      <text:p text:style-name="P5">} <text:s/></text:p>
      <text:p text:style-name="P5"/>
      <text:p text:style-name="P5">void arret(void) </text:p>
      <text:p text:style-name="P5">{ <text:s text:c="2"/></text:p>
      <text:p text:style-name="P5">// <text:s/>Servo_droit.detach(); <text:s text:c="2"/></text:p>
      <text:p text:style-name="P5">// <text:s/>Servo_gauche.detach(); </text:p>
      <text:p text:style-name="P5"><text:s text:c="2"/>Servo_droit.writeMicroseconds(T1_3); <text:s text:c="2"/></text:p>
      <text:p text:style-name="P5"><text:s text:c="2"/>Servo_gauche.writeMicroseconds(T1_3); <text:s text:c="2"/></text:p>
      <text:p text:style-name="P5"/>
      <text:p text:style-name="P5">} </text:p>
      <text:p text:style-name="P5"/>
      <text:p text:style-name="P5"/>
      <text:p text:style-name="P5">void Pivote_droit(int duree_deplacement) </text:p>
      <text:p text:style-name="P5">{ <text:s text:c="2"/></text:p>
      <text:p text:style-name="P5"><text:s text:c="2"/>Servo_droit.writeMicroseconds(T1_3); <text:s text:c="2"/></text:p>
      <text:p text:style-name="P5"><text:s text:c="2"/>Servo_gauche.writeMicroseconds(T1_1); <text:s text:c="2"/></text:p>
      <text:p text:style-name="P5"><text:s text:c="2"/>delay(duree_deplacement); </text:p>
      <text:p text:style-name="P5">} </text:p>
      <text:p text:style-name="P5"><text:s/></text:p>
      <text:p text:style-name="P5">void Pivote_gauche(int duree_deplacement) </text:p>
      <text:p text:style-name="P5">{ <text:s text:c="2"/></text:p>
      <text:p text:style-name="P5"><text:s text:c="2"/>Servo_droit.writeMicroseconds(T1_2); <text:s text:c="2"/></text:p>
      <text:p text:style-name="P5"><text:s text:c="2"/>Servo_gauche.writeMicroseconds(T1_3); <text:s text:c="2"/></text:p>
      <text:p text:style-name="P5"><text:s text:c="2"/>delay(duree_deplacement); </text:p>
      <text:p text:style-name="P5">}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tte Rondeau</meta:initial-creator>
    <meta:creation-date>2018-02-16T19:21:44.361000000</meta:creation-date>
    <dc:date>2018-02-26T21:02:57.716000000</dc:date>
    <dc:creator>Juliette Rondeau</dc:creator>
    <meta:editing-duration>PT1H50M13S</meta:editing-duration>
    <meta:editing-cycles>6</meta:editing-cycles>
    <meta:generator>LibreOffice/5.0.6.3$Windows_x86 LibreOffice_project/490fc03b25318460cfc54456516ea2519c11d1aa</meta:generator>
    <meta:document-statistic meta:table-count="0" meta:image-count="0" meta:object-count="0" meta:page-count="9" meta:paragraph-count="376" meta:word-count="798" meta:character-count="8537" meta:non-whitespace-character-count="7662"/>
  </office:meta>
</office:document-meta>
</file>